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list-style-name="L9"/>
    <style:style style:name="P5" style:family="paragraph" style:parent-style-name="Text_20_body" style:list-style-name="L9">
      <style:text-properties officeooo:rsid="02d00e5f" officeooo:paragraph-rsid="02d00e5f"/>
    </style:style>
    <style:style style:name="P6" style:family="paragraph" style:parent-style-name="Text_20_body">
      <style:text-properties officeooo:rsid="0345f93a" officeooo:paragraph-rsid="0345f93a"/>
    </style:style>
    <style:style style:name="P7" style:family="paragraph" style:parent-style-name="Text_20_body" style:list-style-name="L10">
      <style:text-properties officeooo:rsid="0347868d" officeooo:paragraph-rsid="0347868d"/>
    </style:style>
    <style:style style:name="P8" style:family="paragraph" style:parent-style-name="Text_20_body">
      <style:text-properties officeooo:rsid="03493f03" officeooo:paragraph-rsid="03493f03"/>
    </style:style>
    <style:style style:name="P9" style:family="paragraph" style:parent-style-name="Text_20_body" style:list-style-name="L11">
      <style:text-properties officeooo:rsid="034a5413" officeooo:paragraph-rsid="034a5413"/>
    </style:style>
    <style:style style:name="P10" style:family="paragraph" style:parent-style-name="Text_20_body">
      <style:text-properties officeooo:rsid="034a5413" officeooo:paragraph-rsid="034a5413"/>
    </style:style>
    <style:style style:name="P11" style:family="paragraph" style:parent-style-name="Text_20_body">
      <style:paragraph-properties fo:text-align="end" style:justify-single-word="false" style:writing-mode="rl-tb"/>
      <style:text-properties officeooo:rsid="034a5413" officeooo:paragraph-rsid="034a5413"/>
    </style:style>
    <style:style style:name="P12" style:family="paragraph" style:parent-style-name="Text_20_body">
      <style:paragraph-properties fo:margin-top="0in" fo:margin-bottom="0.0181in" loext:contextual-spacing="false" fo:line-height="100%" fo:text-align="start" style:justify-single-word="false" style:writing-mode="lr-tb"/>
      <style:text-properties officeooo:rsid="034a5413" officeooo:paragraph-rsid="034a5413"/>
    </style:style>
    <style:style style:name="P13" style:family="paragraph" style:parent-style-name="Text_20_body">
      <style:paragraph-properties fo:margin-top="0in" fo:margin-bottom="0.0181in" loext:contextual-spacing="false" fo:text-align="start" style:justify-single-word="false" style:writing-mode="lr-tb"/>
      <style:text-properties officeooo:rsid="034a5413" officeooo:paragraph-rsid="034a5413"/>
    </style:style>
    <style:style style:name="P14" style:family="paragraph" style:parent-style-name="Text_20_body">
      <style:paragraph-properties fo:margin-top="0in" fo:margin-bottom="0.0181in" loext:contextual-spacing="false" fo:line-height="100%" fo:text-align="start" style:justify-single-word="false" style:writing-mode="lr-tb"/>
      <style:text-properties officeooo:rsid="034a81a0" officeooo:paragraph-rsid="034a81a0"/>
    </style:style>
    <style:style style:name="P15" style:family="paragraph" style:parent-style-name="Text_20_body">
      <style:paragraph-properties fo:margin-top="0in" fo:margin-bottom="0.0181in" loext:contextual-spacing="false" fo:text-align="start" style:justify-single-word="false" style:writing-mode="lr-tb"/>
      <style:text-properties officeooo:rsid="034a81a0" officeooo:paragraph-rsid="034a81a0"/>
    </style:style>
    <style:style style:name="P16" style:family="paragraph" style:parent-style-name="Text_20_body">
      <style:paragraph-properties fo:margin-top="0in" fo:margin-bottom="0.0181in" loext:contextual-spacing="false" fo:text-align="end" style:justify-single-word="false" style:writing-mode="rl-tb"/>
      <style:text-properties officeooo:rsid="034a5413" officeooo:paragraph-rsid="034a5413"/>
    </style:style>
    <style:style style:name="P17"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34a5413" style:font-weight-asian="normal" style:font-weight-complex="normal"/>
    </style:style>
    <style:style style:name="T7" style:family="text">
      <style:text-properties officeooo:rsid="033bd0c4"/>
    </style:style>
    <style:style style:name="T8" style:family="text">
      <style:text-properties officeooo:rsid="0347868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מחלקות, בניה והריסה בשפת ++C</text:h>
      <text:p text:style-name="P6">המחלקות בשפת ++C הן שילוב והרחבה של המבנים הקיימים ב-C וב-Java.</text:p>
      <text:p text:style-name="P6"><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6"><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8">בג'אבה, כל משולש כולל שלושה </text:span><text:span text:style-name="T2">מצביעים </text:span><text:span text:style-name="T8">(pointers), כל אחד מהם מצביע לנקודה שבה יש שני מספרים. כלומר המספרים לא נמצאים ברצף בזיכרון. למה זה משנה?</text:span></text:p>
      <text:list xml:id="list1141973991563031916" text:style-name="L10">
        <text:list-item>
          <text:p text:style-name="P7">בלי מצביעים, התוכנה תופסת פחות זיכרון ודורשת פחות זמן כשניגשים למשתנים.</text:p>
        </text:list-item>
        <text:list-item>
          <text:p text:style-name="P7">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8"><text:span text:style-name="T1">שפת ++C</text:span><text:span text:style-name="T4"> </text:span><text:span text:style-name="T6">משלבת את היתרונות של שתי השפות:</text:span></text:p>
      <text:list xml:id="list3437899866097173734" text:style-name="L11">
        <text:list-item>
          <text:p text:style-name="P9"><text:span text:style-name="T5">יש בה struct כמו ב-C, אבל אפשר לשים בו גם מתודות.</text:span></text:p>
        </text:list-item>
        <text:list-item>
          <text:p text:style-name="P9"><text:span text:style-name="T5">יש בה class כמו ב-Java, אבל המשתנים נשמרים ברצף בזיכרון ולא ע"י פוינטרים.</text:span></text:p>
        </text:list-item>
      </text:list>
      <text:p text:style-name="P10"><text:span text:style-name="T5">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p>
      <text:p text:style-name="P12"><text:span text:style-name="T5">struct X {</text:span></text:p>
      <text:p text:style-name="P12"><text:span text:style-name="T5"><text:s text:c="4"/>private:</text:span></text:p>
      <text:p text:style-name="P12"><text:span text:style-name="T5"><text:s text:c="10"/>...</text:span></text:p>
      <text:p text:style-name="P12"><text:span text:style-name="T5">}</text:span></text:p>
      <text:p text:style-name="P14"><text:span text:style-name="T5">===</text:span></text:p>
      <text:p text:style-name="P12"><text:span text:style-name="T5">class X {</text:span></text:p>
      <text:p text:style-name="P12"><text:span text:style-name="T5"><text:s text:c="10"/>...</text:span></text:p>
      <text:p text:style-name="P12"><text:span text:style-name="T5">}</text:span></text:p>
      <text:p text:style-name="P11"><text:span text:style-name="T5">וכן ההגדרות הבאות שקולות לחלוטין:</text:span></text:p>
      <text:p text:style-name="P13"><text:span text:style-name="T5">struct X {</text:span></text:p>
      <text:p text:style-name="P13"><text:span text:style-name="T5"><text:s text:c="10"/>...</text:span></text:p>
      <text:p text:style-name="P13"><text:span text:style-name="T5">}</text:span></text:p>
      <text:p text:style-name="P15"><text:span text:style-name="T5">===</text:span></text:p>
      <text:p text:style-name="P13"><text:span text:style-name="T5">class X {</text:span></text:p>
      <text:p text:style-name="P13"><text:span text:style-name="T5"><text:tab/>public:</text:span></text:p>
      <text:p text:style-name="P13"><text:span text:style-name="T5"><text:s text:c="10"/>...</text:span></text:p>
      <text:p text:style-name="P13"><text:span text:style-name="T5">}</text:span></text:p>
      <text:p text:style-name="P16"><text:span text:style-name="T5"/></text:p>
      <text:p text:style-name="Heading_20_2">מקורות</text:p>
      <text:list xml:id="list7473309004424191820" text:style-name="L9">
        <text:list-item>
          <text:p text:style-name="P4">מצגות של<text:span text:style-name="T7"> </text:span>אופיר פלא ומירי בן-ניסן.</text:p>
        </text:list-item>
        <text:list-item>
          <text:p text:style-name="P5"/>
        </text:list-item>
      </text:list>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13:04:47.910248051</dc:date>
    <meta:editing-duration>P7DT14H16M18S</meta:editing-duration>
    <meta:editing-cycles>779</meta:editing-cycles>
    <meta:document-statistic meta:table-count="0" meta:image-count="0" meta:object-count="0" meta:page-count="1" meta:paragraph-count="33" meta:word-count="312" meta:character-count="1737" meta:non-whitespace-character-count="1413"/>
  </office:meta>
</office:document-meta>
</file>